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ient name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uigi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8:44:08.008089199</meta:creation-date>
    <dc:date>2024-05-10T18:47:17.203837427</dc:date>
    <meta:editing-duration>PT3M10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